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22112" calcext:value-type="float">
            <text:p>-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7944" calcext:value-type="float">
            <text:p>-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7944" calcext:value-type="float">
            <text:p>-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8996" calcext:value-type="float">
            <text:p>-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7284" calcext:value-type="float">
            <text:p>-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22112" calcext:value-type="float">
            <text:p>-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78936" calcext:value-type="float">
            <text:p>-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78936" calcext:value-type="float">
            <text:p>-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78936" calcext:value-type="float">
            <text:p>-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7284" calcext:value-type="float">
            <text:p>-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47416" calcext:value-type="float">
            <text:p>-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94176" calcext:value-type="float">
            <text:p>-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9416" calcext:value-type="float">
            <text:p>-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94176" calcext:value-type="float">
            <text:p>-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75888" calcext:value-type="float">
            <text:p>-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94176" calcext:value-type="float">
            <text:p>-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894516" calcext:value-type="float">
            <text:p>-36.89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926264" calcext:value-type="float">
            <text:p>-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1796" calcext:value-type="float">
            <text:p>-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834312" calcext:value-type="float">
            <text:p>-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54536" calcext:value-type="float">
            <text:p>-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102024" calcext:value-type="float">
            <text:p>-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158424" calcext:value-type="float">
            <text:p>-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877496" calcext:value-type="float">
            <text:p>-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947368" calcext:value-type="float">
            <text:p>-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919912" calcext:value-type="float">
            <text:p>-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469064" calcext:value-type="float">
            <text:p>-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91128" calcext:value-type="float">
            <text:p>-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496752" calcext:value-type="float">
            <text:p>-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222176" calcext:value-type="float">
            <text:p>-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33444" calcext:value-type="float">
            <text:p>-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9.33444" calcext:value-type="float">
            <text:p>-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814" calcext:value-type="float">
            <text:p>-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926264" calcext:value-type="float">
            <text:p>-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222176" calcext:value-type="float">
            <text:p>-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222176" calcext:value-type="float">
            <text:p>-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814" calcext:value-type="float">
            <text:p>-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926264" calcext:value-type="float">
            <text:p>-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814" calcext:value-type="float">
            <text:p>-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222176" calcext:value-type="float">
            <text:p>-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871656" calcext:value-type="float">
            <text:p>-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6.518088" calcext:value-type="float">
            <text:p>-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364944" calcext:value-type="float">
            <text:p>-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36328" calcext:value-type="float">
            <text:p>-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324064" calcext:value-type="float">
            <text:p>-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324064" calcext:value-type="float">
            <text:p>-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36328" calcext:value-type="float">
            <text:p>-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36328" calcext:value-type="float">
            <text:p>-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40416" calcext:value-type="float">
            <text:p>-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28152" calcext:value-type="float">
            <text:p>-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78672" calcext:value-type="float">
            <text:p>-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3224" calcext:value-type="float">
            <text:p>-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8276" calcext:value-type="float">
            <text:p>-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80196" calcext:value-type="float">
            <text:p>-21.38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40416" calcext:value-type="float">
            <text:p>-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8172" calcext:value-type="float">
            <text:p>-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831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8172" calcext:value-type="float">
            <text:p>-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